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1.21pt"/>
    </style:style>
    <style:style style:name="co2" style:family="table-column">
      <style:table-column-properties fo:break-before="auto" style:column-width="129.66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127.3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alibri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libri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alibri" style:font-name-asian="Noto Sans CJK SC Regular" style:font-name-complex="FreeSans"/>
    </style:style>
    <style:style style:name="ce4" style:family="table-cell" style:parent-style-name="Default">
      <style:text-properties style:font-name="Calibri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alibri" fo:font-weight="bold" style:font-name-asian="Noto Sans CJK SC Regular" style:font-weight-asian="bold" style:font-name-complex="FreeSans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4pt" svg:height="255.23pt" svg:x="561.09pt" svg:y="129.51pt">
            <loext:p draw:notify-on-update-of-ranges="Sheet1.F4:Sheet1.F9 Sheet1.G4:Sheet1.G9 Sheet1.H4:Sheet1.H9 Sheet1.I4:Sheet1.I9 Sheet1.J4:Sheet1.J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4pt" svg:height="255.23pt" svg:x="565.77pt" svg:y="400.56pt">
            <loext:p draw:notify-on-update-of-ranges="Sheet1.F4:Sheet1.F7 Sheet1.G4:Sheet1.G7 Sheet1.H4:Sheet1.H7 Sheet1.I4:Sheet1.I7 Sheet1.J4:Sheet1.J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6" table:default-cell-style-name="Default"/>
        <table:table-row table:style-name="ro1">
          <table:table-cell table:style-name="ce1"/>
          <table:table-cell table:number-columns-repeated="2"/>
          <table:table-cell table:style-name="ce2"/>
          <table:table-cell/>
          <table:table-cell table:style-name="ce7" office:value-type="string" calcext:value-type="string" table:number-columns-spanned="5" table:number-rows-spanned="1">
            <text:p>threaded_array_sum.pl</text:p>
          </table:table-cell>
          <table:covered-table-cell table:number-columns-repeated="4" table:style-name="ce2"/>
        </table:table-row>
        <table:table-row table:style-name="ro1"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Input Values</text:p>
          </table:table-cell>
          <table:table-cell table:style-name="ce2" office:value-type="string" calcext:value-type="string">
            <text:p>Sum of Values</text:p>
          </table:table-cell>
          <table:table-cell table:style-name="ce2" office:value-type="string" calcext:value-type="string">
            <text:p>array_sum.pl (sec)</text:p>
          </table:table-cell>
          <table:table-cell office:value-type="string" calcext:value-type="string">
            <text:p>threads: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5numbers.txt</text:p>
          </table:table-cell>
          <table:table-cell office:value-type="string" calcext:value-type="string">
            <text:p>Five</text:p>
          </table:table-cell>
          <table:table-cell office:value-type="float" office:value="150" calcext:value-type="float">
            <text:p>150</text:p>
          </table:table-cell>
          <table:table-cell office:value-type="float" office:value="0.000011" calcext:value-type="float">
            <text:p>0.000011</text:p>
          </table:table-cell>
          <table:table-cell/>
          <table:table-cell table:style-name="ce1" office:value-type="float" office:value="0.000086" calcext:value-type="float">
            <text:p>0.000086</text:p>
          </table:table-cell>
          <table:table-cell table:style-name="ce1" office:value-type="float" office:value="0.005073" calcext:value-type="float">
            <text:p>0.005073</text:p>
          </table:table-cell>
          <table:table-cell table:style-name="ce1" office:value-type="float" office:value="0.003741" calcext:value-type="float">
            <text:p>0.003741</text:p>
          </table:table-cell>
          <table:table-cell table:style-name="ce1" office:value-type="float" office:value="0.006072" calcext:value-type="float">
            <text:p>0.006072</text:p>
          </table:table-cell>
          <table:table-cell table:style-name="ce1" office:value-type="float" office:value="0.007539" calcext:value-type="float">
            <text:p>0.007539</text:p>
          </table:table-cell>
        </table:table-row>
        <table:table-row table:style-name="ro1">
          <table:table-cell table:style-name="ce1" office:value-type="string" calcext:value-type="string">
            <text:p>1000numbers.txt</text:p>
          </table:table-cell>
          <table:table-cell office:value-type="string" calcext:value-type="string">
            <text:p>One thousand</text:p>
          </table:table-cell>
          <table:table-cell office:value-type="float" office:value="50104" calcext:value-type="float">
            <text:p>50104</text:p>
          </table:table-cell>
          <table:table-cell office:value-type="float" office:value="0.000059" calcext:value-type="float">
            <text:p>0.000059</text:p>
          </table:table-cell>
          <table:table-cell/>
          <table:table-cell table:style-name="ce1" office:value-type="float" office:value="0.00012" calcext:value-type="float">
            <text:p>0.00012</text:p>
          </table:table-cell>
          <table:table-cell table:style-name="ce1" office:value-type="float" office:value="0.00522" calcext:value-type="float">
            <text:p>0.00522</text:p>
          </table:table-cell>
          <table:table-cell table:style-name="ce1" office:value-type="float" office:value="0.004219" calcext:value-type="float">
            <text:p>0.004219</text:p>
          </table:table-cell>
          <table:table-cell table:style-name="ce1" office:value-type="float" office:value="0.006272" calcext:value-type="float">
            <text:p>0.006272</text:p>
          </table:table-cell>
          <table:table-cell table:style-name="ce1" office:value-type="float" office:value="0.011194" calcext:value-type="float">
            <text:p>0.011194</text:p>
          </table:table-cell>
        </table:table-row>
        <table:table-row table:style-name="ro1">
          <table:table-cell table:style-name="ce1" office:value-type="string" calcext:value-type="string">
            <text:p>10000numbers.txt</text:p>
          </table:table-cell>
          <table:table-cell office:value-type="string" calcext:value-type="string">
            <text:p>Ten thousand</text:p>
          </table:table-cell>
          <table:table-cell office:value-type="float" office:value="506090" calcext:value-type="float">
            <text:p>506090</text:p>
          </table:table-cell>
          <table:table-cell office:value-type="float" office:value="0.001238" calcext:value-type="float">
            <text:p>0.001238</text:p>
          </table:table-cell>
          <table:table-cell/>
          <table:table-cell table:style-name="ce1" office:value-type="float" office:value="0.001017" calcext:value-type="float">
            <text:p>0.001017</text:p>
          </table:table-cell>
          <table:table-cell table:style-name="ce1" office:value-type="float" office:value="0.004437" calcext:value-type="float">
            <text:p>0.004437</text:p>
          </table:table-cell>
          <table:table-cell table:style-name="ce1" office:value-type="float" office:value="0.007248" calcext:value-type="float">
            <text:p>0.007248</text:p>
          </table:table-cell>
          <table:table-cell table:style-name="ce1" office:value-type="float" office:value="0.010313" calcext:value-type="float">
            <text:p>0.010313</text:p>
          </table:table-cell>
          <table:table-cell table:style-name="ce1" office:value-type="float" office:value="0.013774" calcext:value-type="float">
            <text:p>0.013774</text:p>
          </table:table-cell>
        </table:table-row>
        <table:table-row table:style-name="ro1">
          <table:table-cell table:style-name="ce1" office:value-type="string" calcext:value-type="string">
            <text:p>100000numbers.txt</text:p>
          </table:table-cell>
          <table:table-cell office:value-type="string" calcext:value-type="string">
            <text:p>One Hundred Thousand</text:p>
          </table:table-cell>
          <table:table-cell office:value-type="float" office:value="5059169" calcext:value-type="float">
            <text:p>5059169</text:p>
          </table:table-cell>
          <table:table-cell office:value-type="float" office:value="0.005857" calcext:value-type="float">
            <text:p>0.005857</text:p>
          </table:table-cell>
          <table:table-cell/>
          <table:table-cell table:style-name="ce1" office:value-type="float" office:value="0.00973" calcext:value-type="float">
            <text:p>0.00973</text:p>
          </table:table-cell>
          <table:table-cell table:style-name="ce1" office:value-type="float" office:value="0.026645" calcext:value-type="float">
            <text:p>0.026645</text:p>
          </table:table-cell>
          <table:table-cell table:style-name="ce1" office:value-type="float" office:value="0.048906" calcext:value-type="float">
            <text:p>0.048906</text:p>
          </table:table-cell>
          <table:table-cell table:style-name="ce1" office:value-type="float" office:value="0.062117" calcext:value-type="float">
            <text:p>0.062117</text:p>
          </table:table-cell>
          <table:table-cell table:style-name="ce1" office:value-type="float" office:value="0.079552" calcext:value-type="float">
            <text:p>0.079552</text:p>
          </table:table-cell>
        </table:table-row>
        <table:table-row table:style-name="ro1">
          <table:table-cell table:style-name="ce3" office:value-type="string" calcext:value-type="string">
            <text:p>1000000numbers.txt</text:p>
          </table:table-cell>
          <table:table-cell table:style-name="ce3" office:value-type="string" calcext:value-type="string">
            <text:p>One Million</text:p>
          </table:table-cell>
          <table:table-cell office:value-type="float" office:value="50473230" calcext:value-type="float">
            <text:p>50473230</text:p>
          </table:table-cell>
          <table:table-cell office:value-type="float" office:value="0.061449" calcext:value-type="float">
            <text:p>0.061449</text:p>
          </table:table-cell>
          <table:table-cell/>
          <table:table-cell table:style-name="ce1" office:value-type="float" office:value="0.102418" calcext:value-type="float">
            <text:p>0.102418</text:p>
          </table:table-cell>
          <table:table-cell table:style-name="ce1" office:value-type="float" office:value="0.26308" calcext:value-type="float">
            <text:p>0.26308</text:p>
          </table:table-cell>
          <table:table-cell table:style-name="ce1" office:value-type="float" office:value="0.432363" calcext:value-type="float">
            <text:p>0.432363</text:p>
          </table:table-cell>
          <table:table-cell table:style-name="ce1" office:value-type="float" office:value="0.614886" calcext:value-type="float">
            <text:p>0.614886</text:p>
          </table:table-cell>
          <table:table-cell table:style-name="ce1" office:value-type="float" office:value="0.768486" calcext:value-type="float">
            <text:p>0.768486</text:p>
          </table:table-cell>
        </table:table-row>
        <table:table-row table:style-name="ro1">
          <table:table-cell table:style-name="ce3" office:value-type="string" calcext:value-type="string">
            <text:p>10000000numbers.txt</text:p>
          </table:table-cell>
          <table:table-cell table:style-name="ce3" office:value-type="string" calcext:value-type="string">
            <text:p>Ten Million</text:p>
          </table:table-cell>
          <table:table-cell office:value-type="float" office:value="505053538" calcext:value-type="float">
            <text:p>505053538</text:p>
          </table:table-cell>
          <table:table-cell office:value-type="float" office:value="0.618439" calcext:value-type="float">
            <text:p>0.618439</text:p>
          </table:table-cell>
          <table:table-cell/>
          <table:table-cell table:style-name="ce1" office:value-type="float" office:value="1.018941" calcext:value-type="float">
            <text:p>1.018941</text:p>
          </table:table-cell>
          <table:table-cell table:style-name="ce1" office:value-type="float" office:value="2.771391" calcext:value-type="float">
            <text:p>2.771391</text:p>
          </table:table-cell>
          <table:table-cell table:style-name="ce1" office:value-type="float" office:value="4.496403" calcext:value-type="float">
            <text:p>4.496403</text:p>
          </table:table-cell>
          <table:table-cell table:style-name="ce1" office:value-type="float" office:value="6.345916" calcext:value-type="float">
            <text:p>6.345916</text:p>
          </table:table-cell>
          <table:table-cell table:style-name="ce1" office:value-type="float" office:value="8.192826" calcext:value-type="float">
            <text:p>8.192826</text:p>
          </table:table-cell>
        </table:table-row>
        <table:table-row table:style-name="ro1">
          <table:table-cell table:style-name="ce3" office:value-type="string" calcext:value-type="string">
            <text:p>100000000numbers.txt</text:p>
          </table:table-cell>
          <table:table-cell table:style-name="ce3" office:value-type="string" calcext:value-type="string">
            <text:p>One Hundred Million</text:p>
          </table:table-cell>
          <table:table-cell office:value-type="float" office:value="5050391777" calcext:value-type="float">
            <text:p>5050391777</text:p>
          </table:table-cell>
          <table:table-cell office:value-type="float" office:value="39.592492" calcext:value-type="float">
            <text:p>39.592492</text:p>
          </table:table-cell>
          <table:table-cell/>
          <table:table-cell table:style-name="ce1" office:value-type="float" office:value="149.574555" calcext:value-type="float">
            <text:p>149.574555</text:p>
          </table:table-cell>
          <table:table-cell table:style-name="ce1" office:value-type="float" office:value="328.112422" calcext:value-type="float">
            <text:p>328.112422</text:p>
          </table:table-cell>
          <table:table-cell table:style-name="ce1" office:value-type="float" office:value="462.235498" calcext:value-type="float">
            <text:p>462.235498</text:p>
          </table:table-cell>
          <table:table-cell table:style-name="ce1" office:value-type="float" office:value="533.233745" calcext:value-type="float">
            <text:p>533.233745</text:p>
          </table:table-cell>
          <table:table-cell table:style-name="ce1" office:value-type="float" office:value="602.234546" calcext:value-type="float">
            <text:p>602.234546</text:p>
          </table:table-cell>
        </table:table-row>
        <table:table-row table:style-name="ro1">
          <table:table-cell table:style-name="ce4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Perl 1.</text:p>
          </table:table-cell>
          <table:table-cell table:style-name="ce5" office:value-type="string" calcext:value-type="string" table:number-columns-spanned="3" table:number-rows-spanned="2">
            <text:p>Single thread summations took longer than array_sum.pl summations</text:p>
          </table:table-cell>
          <table:covered-table-cell table:number-columns-repeated="2" table:style-name="Default"/>
          <table:table-cell table:number-columns-repeated="6"/>
        </table:table-row>
        <table:table-row table:style-name="ro1">
          <table:table-cell/>
          <table:covered-table-cell table:number-columns-repeated="3" table:style-name="Default"/>
          <table:table-cell table:number-columns-repeated="6"/>
        </table:table-row>
        <table:table-row table:style-name="ro1">
          <table:table-cell office:value-type="string" calcext:value-type="string">
            <text:p>Perl 2.</text:p>
          </table:table-cell>
          <table:table-cell table:style-name="ce6" office:value-type="string" calcext:value-type="string" table:number-columns-spanned="3" table:number-rows-spanned="2">
            <text:p>Summation times seem to <text:s/>be steadily increasing. Perhaps the threading was done incorrectly, or perl’s multithreading capabilities are very poor.</text:p>
          </table:table-cell>
          <table:covered-table-cell table:number-columns-repeated="2" table:style-name="Default"/>
          <table:table-cell table:number-columns-repeated="6"/>
        </table:table-row>
        <table:table-row table:style-name="ro1">
          <table:table-cell/>
          <table:covered-table-cell table:number-columns-repeated="3" table:style-name="Default"/>
          <table:table-cell table:number-columns-repeated="6"/>
        </table:table-row>
        <table:table-row table:style-name="ro1">
          <table:table-cell office:value-type="string" calcext:value-type="string">
            <text:p>Perl 3.</text:p>
          </table:table-cell>
          <table:table-cell table:style-name="ce5" office:value-type="string" calcext:value-type="string" table:number-columns-spanned="3" table:number-rows-spanned="2">
            <text:p>Perl summations took significantly longer the larger the files became.</text:p>
          </table:table-cell>
          <table:covered-table-cell table:number-columns-repeated="2" table:style-name="Default"/>
          <table:table-cell table:number-columns-repeated="6"/>
        </table:table-row>
        <table:table-row table:style-name="ro1">
          <table:table-cell/>
          <table:covered-table-cell table:number-columns-repeated="3" table:style-name="Default"/>
          <table:table-cell table:number-columns-repeated="6"/>
        </table:table-row>
        <table:table-row table:style-name="ro1">
          <table:table-cell office:value-type="string" calcext:value-type="string">
            <text:p>Perl 4.</text:p>
          </table:table-cell>
          <table:table-cell table:style-name="ce6" office:value-type="string" calcext:value-type="string" table:number-columns-spanned="3" table:number-rows-spanned="2">
            <text:p>The other languages used different forms of sychronization and the Perl’s seemed to have no benefit.</text:p>
          </table:table-cell>
          <table:covered-table-cell table:number-columns-repeated="2" table:style-name="Default"/>
          <table:table-cell table:number-columns-repeated="6"/>
        </table:table-row>
        <table:table-row table:style-name="ro1">
          <table:table-cell/>
          <table:covered-table-cell table:number-columns-repeated="3"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 style:data-style-name="N2" text:time-value="14:11:22.2835534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0:03:37.770029895</meta:creation-date>
    <dc:date>2018-05-10T15:12:54.430476790</dc:date>
    <meta:editing-duration>PT30M25S</meta:editing-duration>
    <meta:editing-cycles>5</meta:editing-cycles>
    <meta:generator>LibreOffice/5.1.6.2$Linux_X86_64 LibreOffice_project/10m0$Build-2</meta:generator>
    <meta:document-statistic meta:table-count="1" meta:cell-count="8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bar" chart:style-name="ch1">
        <chart:title svg:x="5.165cm" svg:y="0.316cm" chart:style-name="ch2">
          <text:p>Perl Multithreading Analysis</text:p>
        </chart:title>
        <chart:plot-area chart:style-name="ch3" table:cell-range-address="Sheet1.F4:Sheet1.J9" svg:x="1.331cm" svg:y="1.275cm" svg:width="14.35cm" svg:height="6.56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767cm" svg:y="1.282cm" svg:width="13.766cm" svg:height="5.90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>
            <chart:title svg:x="0.451cm" svg:y="6.759cm" chart:style-name="ch5">
              <text:p>number of threads and values</text:p>
            </chart:title>
          </chart:axis>
          <chart:axis chart:dimension="y" chart:name="primary-y" chart:style-name="ch6">
            <chart:title svg:x="6.491cm" svg:y="8.024cm" chart:style-name="ch7">
              <text:p>summation time in seconds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Sheet1.F4:Sheet1.F9" chart:class="chart:bar">
            <chart:data-point chart:repeated="6"/>
          </chart:series>
          <chart:series chart:style-name="ch10" chart:values-cell-range-address="Sheet1.G4:Sheet1.G9" chart:class="chart:bar">
            <chart:data-point chart:repeated="6"/>
          </chart:series>
          <chart:series chart:style-name="ch11" chart:values-cell-range-address="Sheet1.H4:Sheet1.H9" chart:class="chart:bar">
            <chart:data-point chart:repeated="6"/>
          </chart:series>
          <chart:series chart:style-name="ch12" chart:values-cell-range-address="Sheet1.I4:Sheet1.I9" chart:class="chart:bar">
            <chart:data-point chart:repeated="6"/>
          </chart:series>
          <chart:series chart:style-name="ch13" chart:values-cell-range-address="Sheet1.J4:Sheet1.J9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2">
                <text:p>0.00012</text:p>
                <draw:g>
                  <svg:desc>Sheet1.F4:Sheet1.F9</svg:desc>
                </draw:g>
              </table:table-cell>
              <table:table-cell office:value-type="float" office:value="0.00522">
                <text:p>0.00522</text:p>
                <draw:g>
                  <svg:desc>Sheet1.G4:Sheet1.G9</svg:desc>
                </draw:g>
              </table:table-cell>
              <table:table-cell office:value-type="float" office:value="0.004219">
                <text:p>0.004219</text:p>
                <draw:g>
                  <svg:desc>Sheet1.H4:Sheet1.H9</svg:desc>
                </draw:g>
              </table:table-cell>
              <table:table-cell office:value-type="float" office:value="0.006272">
                <text:p>0.006272</text:p>
                <draw:g>
                  <svg:desc>Sheet1.I4:Sheet1.I9</svg:desc>
                </draw:g>
              </table:table-cell>
              <table:table-cell office:value-type="float" office:value="0.011194">
                <text:p>0.011194</text:p>
                <draw:g>
                  <svg:desc>Sheet1.J4:Sheet1.J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017">
                <text:p>0.001017</text:p>
              </table:table-cell>
              <table:table-cell office:value-type="float" office:value="0.004437">
                <text:p>0.004437</text:p>
              </table:table-cell>
              <table:table-cell office:value-type="float" office:value="0.007248">
                <text:p>0.007248</text:p>
              </table:table-cell>
              <table:table-cell office:value-type="float" office:value="0.010313">
                <text:p>0.010313</text:p>
              </table:table-cell>
              <table:table-cell office:value-type="float" office:value="0.013774">
                <text:p>0.0137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73">
                <text:p>0.00973</text:p>
              </table:table-cell>
              <table:table-cell office:value-type="float" office:value="0.026645">
                <text:p>0.026645</text:p>
              </table:table-cell>
              <table:table-cell office:value-type="float" office:value="0.048906">
                <text:p>0.048906</text:p>
              </table:table-cell>
              <table:table-cell office:value-type="float" office:value="0.062117">
                <text:p>0.062117</text:p>
              </table:table-cell>
              <table:table-cell office:value-type="float" office:value="0.079552">
                <text:p>0.0795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2418">
                <text:p>0.102418</text:p>
              </table:table-cell>
              <table:table-cell office:value-type="float" office:value="0.26308">
                <text:p>0.26308</text:p>
              </table:table-cell>
              <table:table-cell office:value-type="float" office:value="0.432363">
                <text:p>0.432363</text:p>
              </table:table-cell>
              <table:table-cell office:value-type="float" office:value="0.614886">
                <text:p>0.614886</text:p>
              </table:table-cell>
              <table:table-cell office:value-type="float" office:value="0.768486">
                <text:p>0.7684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18941">
                <text:p>1.018941</text:p>
              </table:table-cell>
              <table:table-cell office:value-type="float" office:value="2.771391">
                <text:p>2.771391</text:p>
              </table:table-cell>
              <table:table-cell office:value-type="float" office:value="4.496403">
                <text:p>4.496403</text:p>
              </table:table-cell>
              <table:table-cell office:value-type="float" office:value="6.345916">
                <text:p>6.345916</text:p>
              </table:table-cell>
              <table:table-cell office:value-type="float" office:value="8.192826">
                <text:p>8.1928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9.574555">
                <text:p>149.574555</text:p>
              </table:table-cell>
              <table:table-cell office:value-type="float" office:value="328.112422">
                <text:p>328.112422</text:p>
              </table:table-cell>
              <table:table-cell office:value-type="float" office:value="462.235498">
                <text:p>462.235498</text:p>
              </table:table-cell>
              <table:table-cell office:value-type="float" office:value="533.233745">
                <text:p>533.233745</text:p>
              </table:table-cell>
              <table:table-cell office:value-type="float" office:value="602.234546">
                <text:p>602.2345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bar" chart:style-name="ch1">
        <chart:title svg:x="6.29cm" svg:y="0.316cm" chart:style-name="ch2">
          <text:p>Midrange Values</text:p>
        </chart:title>
        <chart:subtitle svg:x="6.435cm" svg:y="1.275cm" chart:style-name="ch3">
          <text:p>1,000 - 1,000,000</text:p>
        </chart:subtitle>
        <chart:plot-area chart:style-name="ch4" table:cell-range-address="Sheet1.F4:Sheet1.J7" svg:x="1.331cm" svg:y="2.138cm" svg:width="14.35cm" svg:height="5.706cm">
          <chartooo:coordinate-region svg:x="2.058cm" svg:y="2.338cm" svg:width="13.623cm" svg:height="4.859cm"/>
          <chart:axis chart:dimension="x" chart:name="primary-x" chart:style-name="ch5">
            <chart:title svg:x="6.306cm" svg:y="8.024cm" chart:style-name="ch6">
              <text:p>number of threads and values</text:p>
            </chart:title>
          </chart:axis>
          <chart:axis chart:dimension="y" chart:name="primary-y" chart:style-name="ch7">
            <chart:title svg:x="0.451cm" svg:y="7.006cm" chart:style-name="ch8">
              <text:p>summation time in seconds</text:p>
            </chart:title>
            <chart:grid chart:style-name="ch9" chart:class="major"/>
          </chart:axis>
          <chart:series chart:style-name="ch10" chart:values-cell-range-address="Sheet1.F4:Sheet1.F7" chart:class="chart:bar">
            <chart:data-point chart:repeated="4"/>
          </chart:series>
          <chart:series chart:style-name="ch11" chart:values-cell-range-address="Sheet1.G4:Sheet1.G7" chart:class="chart:bar">
            <chart:data-point chart:repeated="4"/>
          </chart:series>
          <chart:series chart:style-name="ch12" chart:values-cell-range-address="Sheet1.H4:Sheet1.H7" chart:class="chart:bar">
            <chart:data-point chart:repeated="4"/>
          </chart:series>
          <chart:series chart:style-name="ch13" chart:values-cell-range-address="Sheet1.I4:Sheet1.I7" chart:class="chart:bar">
            <chart:data-point chart:repeated="4"/>
          </chart:series>
          <chart:series chart:style-name="ch14" chart:values-cell-range-address="Sheet1.J4:Sheet1.J7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2">
                <text:p>0.00012</text:p>
                <draw:g>
                  <svg:desc>Sheet1.F4:Sheet1.F7</svg:desc>
                </draw:g>
              </table:table-cell>
              <table:table-cell office:value-type="float" office:value="0.00522">
                <text:p>0.00522</text:p>
                <draw:g>
                  <svg:desc>Sheet1.G4:Sheet1.G7</svg:desc>
                </draw:g>
              </table:table-cell>
              <table:table-cell office:value-type="float" office:value="0.004219">
                <text:p>0.004219</text:p>
                <draw:g>
                  <svg:desc>Sheet1.H4:Sheet1.H7</svg:desc>
                </draw:g>
              </table:table-cell>
              <table:table-cell office:value-type="float" office:value="0.006272">
                <text:p>0.006272</text:p>
                <draw:g>
                  <svg:desc>Sheet1.I4:Sheet1.I7</svg:desc>
                </draw:g>
              </table:table-cell>
              <table:table-cell office:value-type="float" office:value="0.011194">
                <text:p>0.011194</text:p>
                <draw:g>
                  <svg:desc>Sheet1.J4:Sheet1.J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017">
                <text:p>0.001017</text:p>
              </table:table-cell>
              <table:table-cell office:value-type="float" office:value="0.004437">
                <text:p>0.004437</text:p>
              </table:table-cell>
              <table:table-cell office:value-type="float" office:value="0.007248">
                <text:p>0.007248</text:p>
              </table:table-cell>
              <table:table-cell office:value-type="float" office:value="0.010313">
                <text:p>0.010313</text:p>
              </table:table-cell>
              <table:table-cell office:value-type="float" office:value="0.013774">
                <text:p>0.0137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73">
                <text:p>0.00973</text:p>
              </table:table-cell>
              <table:table-cell office:value-type="float" office:value="0.026645">
                <text:p>0.026645</text:p>
              </table:table-cell>
              <table:table-cell office:value-type="float" office:value="0.048906">
                <text:p>0.048906</text:p>
              </table:table-cell>
              <table:table-cell office:value-type="float" office:value="0.062117">
                <text:p>0.062117</text:p>
              </table:table-cell>
              <table:table-cell office:value-type="float" office:value="0.079552">
                <text:p>0.0795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2418">
                <text:p>0.102418</text:p>
              </table:table-cell>
              <table:table-cell office:value-type="float" office:value="0.26308">
                <text:p>0.26308</text:p>
              </table:table-cell>
              <table:table-cell office:value-type="float" office:value="0.432363">
                <text:p>0.432363</text:p>
              </table:table-cell>
              <table:table-cell office:value-type="float" office:value="0.614886">
                <text:p>0.614886</text:p>
              </table:table-cell>
              <table:table-cell office:value-type="float" office:value="0.768486">
                <text:p>0.7684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